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text-underline-style="none"/>
    </style:style>
    <style:style style:name="P2" style:family="paragraph" style:parent-style-name="Standard" style:list-style-name="L1">
      <style:text-properties fo:language="en" fo:country="GB" style:text-underline-style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ss fight Prototype </text:p>
      <text:p text:style-name="P1"/>
      <text:list xml:id="list9214114560517923159" text:style-name="L1">
        <text:list-item>
          <text:p text:style-name="P2">Player enters at boss area.</text:p>
        </text:list-item>
        <text:list-item>
          <text:p text:style-name="P2">Boss falls from above and screams.</text:p>
        </text:list-item>
        <text:list-item>
          <text:p text:style-name="P2">Boss fight begins.</text:p>
        </text:list-item>
        <text:list-item>
          <text:p text:style-name="P2">After falling, the boss remains <text:span text:style-name="T1">idle</text:span> 1s to wait the player hits him.</text:p>
        </text:list-item>
        <text:list-item>
          <text:p text:style-name="P2">After that second, boss<text:span text:style-name="T1"> jumps</text:span> back to move away of the player.</text:p>
        </text:list-item>
        <text:list-item>
          <text:p text:style-name="P2">If player is close enogth, Astaroth will <text:span text:style-name="T1">smash</text:span> it with his knife, else it's going to <text:span text:style-name="T1">jump</text:span> as close to the player as possible.</text:p>
        </text:list-item>
        <text:list-item>
          <text:p text:style-name="P2">It will remain at this loop until Astaroth's live is equal or less than 70%.</text:p>
        </text:list-item>
        <text:list-item>
          <text:p text:style-name="P2">The second stage will begin with Astaroth <text:span text:style-name="T1">throwing a fireflame</text:span>. That attack will add to the previous pattern attack. After Astaroth <text:span text:style-name="T1">jump</text:span>, the knife smashing attack will be alternating with the fireflame throw. If Player is close enougth it will be smashed by the knife, else</text:p>
          <text:p text:style-name="P2">Astaroth will throw the fireflame.</text:p>
        </text:list-item>
        <text:list-item>
          <text:p text:style-name="P2">This Second stage will finish when the boss health is below of 50%</text:p>
        </text:list-item>
        <text:list-item>
          <text:p text:style-name="P2">In the third stage the knife smashing will be susbtituted by a <text:span text:style-name="T1">rampage</text:span> of smashes for heach side (Total of 8 smashes, 4 for the right and 4 for the left). And attack speed will be faster.</text:p>
        </text:list-item>
        <text:list-item>
          <text:p text:style-name="P2">The last stage will start at the 30% of the demon's health and it will iclude a fire ball storm when the boss lands and atack speed will be incremented again.</text:p>
        </text:list-item>
        <text:list-item>
          <text:p text:style-name="P2">Player kills Astaroth, the doors opens and music ends start to pla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19T09:12:28.54</meta:creation-date>
    <dc:date>2023-09-20T15:12:35.46</dc:date>
    <meta:editing-duration>PT6H46M57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1" meta:paragraph-count="14" meta:word-count="237" meta:character-count="1245"/>
  </office:meta>
</office:document-meta>
</file>